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.5pt" officeooo:rsid="0006f36d" officeooo:paragraph-rsid="0006f36d" style:font-size-asian="18.5pt" style:font-size-complex="18.5pt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67256" officeooo:paragraph-rsid="00167256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b87e" officeooo:paragraph-rsid="0008b87e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a6a2f" officeooo:paragraph-rsid="000a6a2f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0a51c" officeooo:paragraph-rsid="0010a51c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29f00" officeooo:paragraph-rsid="00129f00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6f36d"/>
    </style:style>
    <style:style style:name="T2" style:family="text">
      <style:text-properties officeooo:rsid="000a6a2f"/>
    </style:style>
    <style:style style:name="T3" style:family="text">
      <style:text-properties officeooo:rsid="000b1a84"/>
    </style:style>
    <style:style style:name="T4" style:family="text">
      <style:text-properties officeooo:rsid="001163d2"/>
    </style:style>
    <style:style style:name="T5" style:family="text">
      <style:text-properties officeooo:rsid="00147933"/>
    </style:style>
    <style:style style:name="T6" style:family="text">
      <style:text-properties officeooo:rsid="001839cf"/>
    </style:style>
    <style:style style:name="T7" style:family="text">
      <style:text-properties officeooo:rsid="001903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28MB,1S,<text:span text:style-name="T1">dna2</text:span>.xxx</text:p>
      <text:p text:style-name="P9"><text:bookmark text:name="OLE_LINK5"/><text:bookmark text:name="OLE_LINK1"/>DNA计数2</text:p>
      <text:p text:style-name="P8"><text:bookmark text:name="_GoBack"/>问题描述</text:p>
      <text:p text:style-name="P11"><text:span text:style-name="T2">设</text:span>DNA有2K种碱基，形成K种碱基对（每种碱基与且仅与另一种碱基配对）<text:span text:style-name="T2">。</text:span></text:p>
      <text:p text:style-name="P12"><text:bookmark text:name="OLE_LINK2"/>有M次询问。<text:span text:style-name="T3">每次询问有N对碱基对组成的双链无环DNA的种类数对P取模的值。为了减少输出，请将所有的答案异或起来输出。</text:span></text:p>
      <text:p text:style-name="P8">输入描述</text:p>
      <text:p text:style-name="P13">一行一个整数<text:span text:style-name="T4">M</text:span></text:p>
      <text:p text:style-name="P13"><text:span text:style-name="T4">M</text:span>行，每行3个<text:span text:style-name="T4">用空格隔开的</text:span>整数<text:span text:style-name="T4">N</text:span>,<text:span text:style-name="T4">K</text:span>,<text:span text:style-name="T4">P</text:span></text:p>
      <text:p text:style-name="P6"><text:bookmark text:name="OLE_LINK4"/></text:p>
      <text:p text:style-name="P5"/>
      <text:p text:style-name="P8">输出描述</text:p>
      <text:p text:style-name="P14">一行一个整数，表示答案<text:span text:style-name="T5">。</text:span></text:p>
      <text:p text:style-name="P6"><text:bookmark text:name="OLE_LINK6"/></text:p>
      <text:p text:style-name="P8">样例输入</text:p>
      <text:p text:style-name="P3"/>
      <text:p text:style-name="P4"/>
      <text:p text:style-name="P4"/>
      <text:p text:style-name="P8">样例输出</text:p>
      <text:p text:style-name="P2"/>
      <text:p text:style-name="P2"/>
      <text:p text:style-name="P1"><text:bookmark text:name="OLE_LINK9"/></text:p>
      <text:p text:style-name="P8">数据范围及提示</text:p>
      <text:p text:style-name="P10">1 &lt;= <text:span text:style-name="T7">M</text:span> &lt;= 50,0000; <text:span text:style-name="T6">1 &lt;= N, P, K &lt;= 10,0000,000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08T20:29:27.173000000</dc:date>
    <meta:editing-cycles>15</meta:editing-cycles>
    <meta:editing-duration>PT5M22S</meta:editing-duration>
    <meta:generator>LibreOffice/6.0.7.3$Windows_X86_64 LibreOffice_project/dc89aa7a9eabfd848af146d5086077aeed2ae4a5</meta:generator>
    <meta:document-statistic meta:table-count="0" meta:image-count="0" meta:object-count="0" meta:page-count="1" meta:paragraph-count="14" meta:word-count="168" meta:character-count="231" meta:non-whitespace-character-count="220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